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044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13.339cm"/>
    </style:style>
    <style:style style:name="co5" style:family="table-column">
      <style:table-column-properties fo:break-before="auto" style:column-width="2.6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0"/>
    <style:style style:name="ta_extref" style:family="table">
      <style:table-properties table:display="false"/>
    </style:style>
    <style:style style:name="T1" style:family="text">
      <style:text-properties style:font-name="Arial" fo:font-size="9pt" fo:language="en" fo:country="US" fo:font-style="normal" fo:font-weight="normal" style:language-asian="en" style:country-asian="US" style:font-name-complex="Arial" style:font-size-complex="5.09999990463257pt"/>
    </style:style>
    <style:style style:name="T2" style:family="text">
      <style:text-properties style:font-name="Arial" fo:font-size="10pt" fo:language="en" fo:country="US" fo:font-style="normal" fo:font-weight="normal" style:language-asian="en" style:country-asian="US" style:font-name-complex="Arial" style:font-size-complex="5.6999998092651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>
            <text:p>Planejamento Orçamentário</text:p>
          </table:table-cell>
          <table:table-cell/>
          <table:table-cell table:style-name="ce9" table:formula="of:=SUM([.H8:.H12])" office:value-type="float" office:value="21">
            <text:p>21</text:p>
          </table:table-cell>
          <table:table-cell table:style-name="ce10"/>
          <table:table-cell/>
          <table:table-cell table:formula="of:=SUM([.K8:.K12])" office:value-type="float" office:value="100">
            <text:p>100</text:p>
          </table:table-cell>
        </table:table-row>
        <table:table-row table:style-name="ro1">
          <table:table-cell table:number-columns-repeated="3"/>
          <table:table-cell office:value-type="string">
            <text:p>.</text:p>
          </table:table-cell>
          <table:table-cell/>
          <table:table-cell table:style-name="ce3" office:value-type="string">
            <text:p>PPA - Plano Plurianual (do quadriênio em curso e do anterior)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H8]/21" office:value-type="float" office:value="0.0952380952380952">
            <text:p>0,0952380952380952</text:p>
          </table:table-cell>
          <table:table-cell table:formula="of:=[.I8]*100" office:value-type="float" office:value="9.52380952380952">
            <text:p>9,523809523809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style-name="ce3" office:value-type="string">
            <text:p>LDO - Lei de Diretrizes Orçamentárias e Anexos de Metas Fiscais e de Riscos Fiscais (do ano em curso e dos 3 anteriores)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H9]/21" office:value-type="float" office:value="0.19047619047619">
            <text:p>0,19047619047619</text:p>
          </table:table-cell>
          <table:table-cell table:formula="of:=[.I9]*100" office:value-type="float" office:value="19.047619047619">
            <text:p>19,0476190476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  <table:table-cell table:style-name="ce3" office:value-type="string">
            <text:p>LOA - Lei Orçamentária Anual (do ano em curso e dos 3 anteriores)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H10]/21" office:value-type="float" office:value="0.19047619047619">
            <text:p>0,19047619047619</text:p>
          </table:table-cell>
          <table:table-cell table:formula="of:=[.I10]*100" office:value-type="float" office:value="19.047619047619">
            <text:p>19,0476190476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  <table:table-cell table:style-name="ce3" office:value-type="string">
            <text:p>Programação Financeira (do trimestre em curso e <text:s/>dos 2 anos anteriores)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H11]/21" office:value-type="float" office:value="0.428571428571429">
            <text:p>0,428571428571429</text:p>
          </table:table-cell>
          <table:table-cell table:formula="of:=[.I11]*100" office:value-type="float" office:value="42.8571428571429">
            <text:p>42,85714285714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5"/>
          <table:table-cell table:style-name="ce3" office:value-type="string">
            <text:p>Informações sobre audiências públicas ou atividades similares (orçamento participativo, consultas etc.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H12]/21" office:value-type="float" office:value="0.0952380952380952">
            <text:p>0,0952380952380952</text:p>
          </table:table-cell>
          <table:table-cell table:formula="of:=[.I12]*100" office:value-type="float" office:value="9.52380952380952">
            <text:p>9,523809523809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5"/>
          <table:table-cell table:style-name="ce2" office:value-type="string">
            <text:p>Execução Orçamentária</text:p>
          </table:table-cell>
          <table:table-cell office:value-type="float" office:value="0">
            <text:p>0</text:p>
          </table:table-cell>
          <table:table-cell table:style-name="ce9" table:formula="of:=SUM([.H14:.H24])" office:value-type="float" office:value="203">
            <text:p>203</text:p>
          </table:table-cell>
          <table:table-cell table:style-name="ce11"/>
          <table:table-cell table:formula="of:=SUM([.J14:.J24])" office:value-type="float" office:value="100">
            <text:p>100</text:p>
          </table:table-cell>
          <table:table-cell table:formula="of:=SUM([.K14:.K24])" office:value-type="float" office:value="100">
            <text:p>100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Boletins de caixa (últimos </text:span><text:span text:style-name="T2">36 meses)</text:span>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.H14]/[.H13]" office:value-type="float" office:value="0.177339901477833">
            <text:p>0,177339901477833</text:p>
          </table:table-cell>
          <table:table-cell table:formula="of:=[.I14]*100" office:value-type="float" office:value="17.7339901477833">
            <text:p>17,73399014778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style-name="ce5" office:value-type="string">
            <text:p>Relação de pagamentos efetuados - com nome do beneficiado, valor, item adquirido ou contratado, modalidade licitatória utilizada (últimos 36 meses)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.H15]/[.H13]" office:value-type="float" office:value="0.177339901477833">
            <text:p>0,177339901477833</text:p>
          </table:table-cell>
          <table:table-cell table:formula="of:=[.I15]*100" office:value-type="float" office:value="17.7339901477833">
            <text:p>17,73399014778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style-name="ce5" office:value-type="string">
            <text:p>Balancete mensal da receita por categorias econômicas e por fontes (dos últimos 36 meses)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.H16]/[.H13]" office:value-type="float" office:value="0.177339901477833">
            <text:p>0,177339901477833</text:p>
          </table:table-cell>
          <table:table-cell table:formula="of:=[.I16]*100" office:value-type="float" office:value="17.7339901477833">
            <text:p>17,73399014778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style-name="ce5" office:value-type="string">
            <text:p>Balancete mensal da despesa por categorias econômicas e por elementos, por unidades orçamentárias (últimos 36 meses)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.H17]/[.H13]" office:value-type="float" office:value="0.177339901477833">
            <text:p>0,177339901477833</text:p>
          </table:table-cell>
          <table:table-cell table:formula="of:=[.I17]*100" office:value-type="float" office:value="17.7339901477833">
            <text:p>17,73399014778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style-name="ce5" office:value-type="string">
            <text:p>RREO - Relatório Resumido da Execução Orçamentária (dos18 últimos bimestres)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H18]/[.H13]" office:value-type="float" office:value="0.0886699507389163">
            <text:p>0,0886699507389163</text:p>
          </table:table-cell>
          <table:table-cell table:formula="of:=[.I18]*100" office:value-type="float" office:value="8.86699507389163">
            <text:p>8,86699507389163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style-name="ce5" office:value-type="string">
            <text:p>RGF – Relatório de Gestão Fiscal (dos últimos 9 quadrimestres)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H19]/[.H13]" office:value-type="float" office:value="0.0443349753694581">
            <text:p>0,0443349753694581</text:p>
          </table:table-cell>
          <table:table-cell table:formula="of:=[.I19]*100" office:value-type="float" office:value="4.43349753694581">
            <text:p>4,4334975369458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style-name="ce5" office:value-type="string">
            <text:p>Demonstrativo do cumprimento do percentual mínimo de despesas com Saúde (dos últimos 6 semestres)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H20]/[.H13]" office:value-type="float" office:value="0.0295566502463054">
            <text:p>0,0295566502463054</text:p>
          </table:table-cell>
          <table:table-cell table:formula="of:=[.I20]*100" office:value-type="float" office:value="2.95566502463054">
            <text:p>2,9556650246305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/>
          <table:table-cell table:style-name="ce5" office:value-type="string">
            <text:p>Demonstrativo do cumprimento do percentual mínimo de despesas com Ensino(dos últimos 18 bimestres)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H21]/[.H13]" office:value-type="float" office:value="0.0886699507389163">
            <text:p>0,0886699507389163</text:p>
          </table:table-cell>
          <table:table-cell table:formula="of:=[.I21]*100" office:value-type="float" office:value="8.86699507389163">
            <text:p>8,86699507389163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.</text:p>
          </table:table-cell>
          <table:table-cell/>
          <table:table-cell table:style-name="ce5" office:value-type="string">
            <text:p>Balanços anuais (Orçamentário, Financeiro e Patrimonial) e Demonstração das Variações Patrimoniais (dos <text:s/>últimos 3 anos)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H22]/([.H13])" office:value-type="float" office:value="0.0147783251231527">
            <text:p>0,0147783251231527</text:p>
          </table:table-cell>
          <table:table-cell table:formula="of:=[.I22]*100" office:value-type="float" office:value="1.47783251231527">
            <text:p>1,4778325123152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table:style-name="ce5" office:value-type="string">
            <text:p>Pareceres do Tribunal de Contas e decisão do Legislativo sobre eles (dos últimos 3 anos)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H23]/([.H13])" office:value-type="float" office:value="0.0147783251231527">
            <text:p>0,0147783251231527</text:p>
          </table:table-cell>
          <table:table-cell table:formula="of:=[.I23]*100" office:value-type="float" office:value="1.47783251231527">
            <text:p>1,4778325123152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table:style-name="ce3" office:value-type="string">
            <text:p>Eventuais prestações de contas e planilhas analíticas sobre a execução orçamentária, apresentadas ou não em audiências públicas e atividades similares (orçamento participativo, prestação de contas etc.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H24]/([.H13])" office:value-type="float" office:value="0.00985221674876847">
            <text:p>0,00985221674876847</text:p>
          </table:table-cell>
          <table:table-cell table:formula="of:=[.I24]*100" office:value-type="float" office:value="0.985221674876847">
            <text:p>0,98522167487684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table:style-name="ce6" office:value-type="string">
            <text:p>Compras Públicas</text:p>
          </table:table-cell>
          <table:table-cell/>
          <table:table-cell table:style-name="ce9" table:formula="of:=SUM([.H26:.H30])" office:value-type="float" office:value="5">
            <text:p>5</text:p>
          </table:table-cell>
          <table:table-cell table:number-columns-repeated="2"/>
          <table:table-cell table:formula="of:=SUM([.K26:.K30])" office:value-type="float" office:value="100">
            <text:p>100</text:p>
          </table:table-cell>
        </table:table-row>
        <table:table-row table:style-name="ro1">
          <table:table-cell table:number-columns-repeated="5"/>
          <table:table-cell table:style-name="ce3" office:value-type="string">
            <text:p>Editais de licitação por modalidades tradicionais (concorrência, tomada de preço e carta-convite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26]/[.H25]" office:value-type="float" office:value="0.2">
            <text:p>0,2</text:p>
          </table:table-cell>
          <table:table-cell table:formula="of:=[.I26]*100"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  <table:table-cell table:style-name="ce3" office:value-type="string">
            <text:p>Editais de licitação através de pregão (presencial ou eletrônico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27]/[.H25]" office:value-type="float" office:value="0.2">
            <text:p>0,2</text:p>
          </table:table-cell>
          <table:table-cell table:formula="of:=[.I27]*100"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  <table:table-cell table:style-name="ce3" office:value-type="string">
            <text:p>Lista de aquisições por compra direta – com nome do beneficiado, valor, item adquirido ou contrat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28]/[.H25]" office:value-type="float" office:value="0.2">
            <text:p>0,2</text:p>
          </table:table-cell>
          <table:table-cell table:formula="of:=[.I28]*100"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  <table:table-cell table:style-name="ce3" office:value-type="string">
            <text:p>Extrato de contratos adjudicad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29]/[.H25]" office:value-type="float" office:value="0.2">
            <text:p>0,2</text:p>
          </table:table-cell>
          <table:table-cell table:formula="of:=[.I29]*100"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  <table:table-cell office:value-type="string">
            <text:p>Informações sobre alterações contratua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30]/[.H25]" office:value-type="float" office:value="0.2">
            <text:p>0,2</text:p>
          </table:table-cell>
          <table:table-cell table:formula="of:=[.I30]*100"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>
            <text:p>Usabilidade</text:p>
          </table:table-cell>
          <table:table-cell/>
          <table:table-cell table:style-name="ce9" table:formula="of:=SUM([.H33:.H48])" office:value-type="float" office:value="22">
            <text:p>22</text:p>
          </table:table-cell>
          <table:table-cell/>
          <table:table-cell table:formula="of:=SUM([.J33:.J48])" office:value-type="float" office:value="100">
            <text:p>100</text:p>
          </table:table-cell>
          <table:table-cell table:formula="of:=SUM([.K33:.K48])" office:value-type="float" office:value="100">
            <text:p>100</text:p>
          </table:table-cell>
        </table:table-row>
        <table:table-row table:style-name="ro1">
          <table:table-cell table:number-columns-repeated="5"/>
          <table:table-cell table:style-name="ce3" office:value-type="string">
            <text:p>Possuir um portal dedicado exclusivamente a transparência?</text:p>
          </table:table-cell>
          <table:table-cell/>
          <table:table-cell office:value-type="float" office:value="1">
            <text:p>1</text:p>
          </table:table-cell>
          <table:table-cell table:style-name="ce11" table:formula="of:=[.H33]/22" office:value-type="float" office:value="0.0454545454545455">
            <text:p>0,0454545454545455</text:p>
          </table:table-cell>
          <table:table-cell table:formula="of:=[.I33]*100" office:value-type="float" office:value="4.54545454545455">
            <text:p>4,5454545454545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office:value-type="string">
            <text:p>Existência de uniformidade/padrão de apresentação e formatos?</text:p>
          </table:table-cell>
          <table:table-cell/>
          <table:table-cell office:value-type="float" office:value="1">
            <text:p>1</text:p>
          </table:table-cell>
          <table:table-cell table:style-name="ce11" table:formula="of:=[.H34]/22" office:value-type="float" office:value="0.0454545454545455">
            <text:p>0,0454545454545455</text:p>
          </table:table-cell>
          <table:table-cell table:formula="of:=[.I34]*100" office:value-type="float" office:value="4.54545454545455">
            <text:p>4,5454545454545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5"/>
          <table:table-cell office:value-type="string">
            <text:p>O site fornece a localização do usuário em um conjunto de páginas (breadcumb)? Exemplo: Você está em: Página inicial &gt; Downloads </text:p>
          </table:table-cell>
          <table:table-cell/>
          <table:table-cell office:value-type="float" office:value="1">
            <text:p>1</text:p>
          </table:table-cell>
          <table:table-cell table:style-name="ce11" table:formula="of:=[.H35]/22" office:value-type="float" office:value="0.0454545454545455">
            <text:p>0,0454545454545455</text:p>
          </table:table-cell>
          <table:table-cell table:formula="of:=[.I35]*100" office:value-type="float" office:value="4.54545454545455">
            <text:p>4,5454545454545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5"/>
          <table:table-cell office:value-type="string">
            <text:p>Os botões de navegação funcionam adequadamente? Eles estão devidamente descrito?</text:p>
          </table:table-cell>
          <table:table-cell/>
          <table:table-cell office:value-type="float" office:value="2">
            <text:p>2</text:p>
          </table:table-cell>
          <table:table-cell table:style-name="ce11" table:formula="of:=[.H36]/22" office:value-type="float" office:value="0.0909090909090909">
            <text:p>0,0909090909090909</text:p>
          </table:table-cell>
          <table:table-cell table:formula="of:=[.I36]*100" office:value-type="float" office:value="9.09090909090909">
            <text:p>9,09090909090909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5"/>
          <table:table-cell table:style-name="ce3" office:value-type="string">
            <text:p>Os links apresentam descrições curtas e objetivas? As palavras utilizadas <text:s/>identificam o destino ao qual remetem?</text:p>
          </table:table-cell>
          <table:table-cell/>
          <table:table-cell office:value-type="float" office:value="2">
            <text:p>2</text:p>
          </table:table-cell>
          <table:table-cell table:style-name="ce11" table:formula="of:=[.H37]/22" office:value-type="float" office:value="0.0909090909090909">
            <text:p>0,0909090909090909</text:p>
          </table:table-cell>
          <table:table-cell table:formula="of:=[.I37]*100" office:value-type="float" office:value="9.09090909090909">
            <text:p>9,09090909090909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5"/>
          <table:table-cell office:value-type="string">
            <text:p>Há um campo de busca no site? O resultado da busca é de fácil acesso? </text:p>
          </table:table-cell>
          <table:table-cell/>
          <table:table-cell office:value-type="float" office:value="2">
            <text:p>2</text:p>
          </table:table-cell>
          <table:table-cell table:style-name="ce11" table:formula="of:=[.H38]/22" office:value-type="float" office:value="0.0909090909090909">
            <text:p>0,0909090909090909</text:p>
          </table:table-cell>
          <table:table-cell table:formula="of:=[.I38]*100" office:value-type="float" office:value="9.09090909090909">
            <text:p>9,09090909090909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5"/>
          <table:table-cell office:value-type="string">
            <text:p>As descrições dos campos dos formulários estão adequadas? O botão para enviar o formulário funciona corretamente?</text:p>
          </table:table-cell>
          <table:table-cell/>
          <table:table-cell office:value-type="float" office:value="2">
            <text:p>2</text:p>
          </table:table-cell>
          <table:table-cell table:style-name="ce11" table:formula="of:=[.H39]/22" office:value-type="float" office:value="0.0909090909090909">
            <text:p>0,0909090909090909</text:p>
          </table:table-cell>
          <table:table-cell table:formula="of:=[.I39]*100" office:value-type="float" office:value="9.09090909090909">
            <text:p>9,09090909090909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5"/>
          <table:table-cell office:value-type="string">
            <text:p>Existe o Mapa do Site? </text:p>
          </table:table-cell>
          <table:table-cell/>
          <table:table-cell office:value-type="float" office:value="1">
            <text:p>1</text:p>
          </table:table-cell>
          <table:table-cell table:style-name="ce11" table:formula="of:=[.H40]/22" office:value-type="float" office:value="0.0454545454545455">
            <text:p>0,0454545454545455</text:p>
          </table:table-cell>
          <table:table-cell table:formula="of:=[.I40]*100" office:value-type="float" office:value="4.54545454545455">
            <text:p>4,5454545454545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office:value-type="string">
            <text:p>Até 3 cliques para chegar a informação?</text:p>
          </table:table-cell>
          <table:table-cell/>
          <table:table-cell office:value-type="float" office:value="1">
            <text:p>1</text:p>
          </table:table-cell>
          <table:table-cell table:style-name="ce11" table:formula="of:=[.H41]/22" office:value-type="float" office:value="0.0454545454545455">
            <text:p>0,0454545454545455</text:p>
          </table:table-cell>
          <table:table-cell table:formula="of:=[.I41]*100" office:value-type="float" office:value="4.54545454545455">
            <text:p>4,5454545454545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5"/>
          <table:table-cell office:value-type="string">
            <text:p>Não utiliza pop-ups para abrir links em nova janela ou avisa que irá acionar uma pop-up?</text:p>
          </table:table-cell>
          <table:table-cell/>
          <table:table-cell office:value-type="float" office:value="1">
            <text:p>1</text:p>
          </table:table-cell>
          <table:table-cell table:style-name="ce11" table:formula="of:=[.H42]/22" office:value-type="float" office:value="0.0454545454545455">
            <text:p>0,0454545454545455</text:p>
          </table:table-cell>
          <table:table-cell table:formula="of:=[.I42]*100" office:value-type="float" office:value="4.54545454545455">
            <text:p>4,5454545454545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office:value-type="string">
            <text:p>Os documentos disponibilizados permitem que seu conteúdo seja copiado?</text:p>
          </table:table-cell>
          <table:table-cell/>
          <table:table-cell office:value-type="float" office:value="1">
            <text:p>1</text:p>
          </table:table-cell>
          <table:table-cell table:style-name="ce11" table:formula="of:=[.H43]/22" office:value-type="float" office:value="0.0454545454545455">
            <text:p>0,0454545454545455</text:p>
          </table:table-cell>
          <table:table-cell table:formula="of:=[.I43]*100" office:value-type="float" office:value="4.54545454545455">
            <text:p>4,5454545454545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office:value-type="string">
            <text:p>Os arquivos para download apresentam a extensão a qual são disponibilizados?</text:p>
          </table:table-cell>
          <table:table-cell/>
          <table:table-cell office:value-type="float" office:value="1">
            <text:p>1</text:p>
          </table:table-cell>
          <table:table-cell table:style-name="ce11" table:formula="of:=[.H44]/22" office:value-type="float" office:value="0.0454545454545455">
            <text:p>0,0454545454545455</text:p>
          </table:table-cell>
          <table:table-cell table:formula="of:=[.I44]*100" office:value-type="float" office:value="4.54545454545455">
            <text:p>4,5454545454545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5"/>
          <table:table-cell office:value-type="string">
            <text:p>Páginas de erro (404) devem ser claras e possuir link para página inicial? Recurso de busca?</text:p>
          </table:table-cell>
          <table:table-cell/>
          <table:table-cell office:value-type="float" office:value="2">
            <text:p>2</text:p>
          </table:table-cell>
          <table:table-cell table:style-name="ce11" table:formula="of:=[.H45]/22" office:value-type="float" office:value="0.0909090909090909">
            <text:p>0,0909090909090909</text:p>
          </table:table-cell>
          <table:table-cell table:formula="of:=[.I45]*100" office:value-type="float" office:value="9.09090909090909">
            <text:p>9,09090909090909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style-name="ce3" office:value-type="string">
            <text:p>Sobre a redação dos textos, a leitura das palavras e frases está sendo compreendida? Os parágrafos estão com um tamanho razoável?</text:p>
          </table:table-cell>
          <table:table-cell/>
          <table:table-cell office:value-type="float" office:value="2">
            <text:p>2</text:p>
          </table:table-cell>
          <table:table-cell table:style-name="ce11" table:formula="of:=[.H46]/22" office:value-type="float" office:value="0.0909090909090909">
            <text:p>0,0909090909090909</text:p>
          </table:table-cell>
          <table:table-cell table:formula="of:=[.I46]*100" office:value-type="float" office:value="9.09090909090909">
            <text:p>9,09090909090909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5"/>
          <table:table-cell office:value-type="string">
            <text:p>Há indicação de responsáveis por atos administrativos?</text:p>
          </table:table-cell>
          <table:table-cell/>
          <table:table-cell office:value-type="float" office:value="1">
            <text:p>1</text:p>
          </table:table-cell>
          <table:table-cell table:style-name="ce11" table:formula="of:=[.H47]/22" office:value-type="float" office:value="0.0454545454545455">
            <text:p>0,0454545454545455</text:p>
          </table:table-cell>
          <table:table-cell table:formula="of:=[.I47]*100" office:value-type="float" office:value="4.54545454545455">
            <text:p>4,5454545454545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office:value-type="string">
            <text:p>O site possui opções para redimensionamento do texto? </text:p>
          </table:table-cell>
          <table:table-cell/>
          <table:table-cell office:value-type="float" office:value="1">
            <text:p>1</text:p>
          </table:table-cell>
          <table:table-cell table:style-name="ce11" table:formula="of:=[.H48]/22" office:value-type="float" office:value="0.0454545454545455">
            <text:p>0,0454545454545455</text:p>
          </table:table-cell>
          <table:table-cell table:formula="of:=[.I48]*100" office:value-type="float" office:value="4.54545454545455">
            <text:p>4,5454545454545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style-name="ce8" office:value-type="string">
            <text:p>Recursos para interação com o usuário</text:p>
          </table:table-cell>
          <table:table-cell/>
          <table:table-cell table:style-name="ce9" table:formula="of:=SUM([.H50:.H55])" office:value-type="float" office:value="7">
            <text:p>7</text:p>
          </table:table-cell>
          <table:table-cell/>
          <table:table-cell table:formula="of:=SUM([.J50:.J55])" office:value-type="float" office:value="100">
            <text:p>100</text:p>
          </table:table-cell>
          <table:table-cell table:formula="of:=SUM([.K50:.K55])" office:value-type="float" office:value="100">
            <text:p>100</text:p>
          </table:table-cell>
        </table:table-row>
        <table:table-row table:style-name="ro1">
          <table:table-cell table:number-columns-repeated="5"/>
          <table:table-cell office:value-type="string">
            <text:p>Existem mecânismos de comunicação com o usuário-cidadão para feedback?</text:p>
          </table:table-cell>
          <table:table-cell/>
          <table:table-cell office:value-type="float" office:value="1">
            <text:p>1</text:p>
          </table:table-cell>
          <table:table-cell table:formula="of:=[.H50]/[.H49]" office:value-type="float" office:value="0.142857142857143">
            <text:p>0,142857142857143</text:p>
          </table:table-cell>
          <table:table-cell table:formula="of:=[.I50]*100" office:value-type="float" office:value="14.2857142857143">
            <text:p>14,285714285714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5"/>
          <table:table-cell office:value-type="string">
            <text:p>Existem indicadores de satisfação?</text:p>
          </table:table-cell>
          <table:table-cell/>
          <table:table-cell office:value-type="float" office:value="1">
            <text:p>1</text:p>
          </table:table-cell>
          <table:table-cell table:formula="of:=[.H51]/[.H49]" office:value-type="float" office:value="0.142857142857143">
            <text:p>0,142857142857143</text:p>
          </table:table-cell>
          <table:table-cell table:formula="of:=[.I51]*100" office:value-type="float" office:value="14.2857142857143">
            <text:p>14,285714285714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5"/>
          <table:table-cell office:value-type="string">
            <text:p>Existe tecnologia para o aviso de atualizações por email ou feed de postagens?</text:p>
          </table:table-cell>
          <table:table-cell/>
          <table:table-cell office:value-type="float" office:value="1">
            <text:p>1</text:p>
          </table:table-cell>
          <table:table-cell table:formula="of:=[.H52]/[.H49]" office:value-type="float" office:value="0.142857142857143">
            <text:p>0,142857142857143</text:p>
          </table:table-cell>
          <table:table-cell table:formula="of:=[.I52]*100" office:value-type="float" office:value="14.2857142857143">
            <text:p>14,285714285714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5"/>
          <table:table-cell office:value-type="string">
            <text:p>Existe iniciativas voltadas para educação orçamentária, como textos explicatívos ou vídeos?</text:p>
          </table:table-cell>
          <table:table-cell/>
          <table:table-cell office:value-type="float" office:value="1">
            <text:p>1</text:p>
          </table:table-cell>
          <table:table-cell table:formula="of:=[.H53]/[.H49]" office:value-type="float" office:value="0.142857142857143">
            <text:p>0,142857142857143</text:p>
          </table:table-cell>
          <table:table-cell table:formula="of:=[.I53]*100" office:value-type="float" office:value="14.2857142857143">
            <text:p>14,285714285714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5"/>
          <table:table-cell office:value-type="string">
            <text:p>O site possui uma página de ajuda, FAQ ou com dicas de navegação? </text:p>
          </table:table-cell>
          <table:table-cell/>
          <table:table-cell office:value-type="float" office:value="1">
            <text:p>1</text:p>
          </table:table-cell>
          <table:table-cell table:formula="of:=[.H54]/[.H49]" office:value-type="float" office:value="0.142857142857143">
            <text:p>0,142857142857143</text:p>
          </table:table-cell>
          <table:table-cell table:formula="of:=[.I54]*100" office:value-type="float" office:value="14.2857142857143">
            <text:p>14,285714285714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5"/>
          <table:table-cell office:value-type="string">
            <text:p>Existência de formas de contato das instituições e pessoas envolvidas, email, telefone, endereço? Existe informação sobre o prazo de atendimento?</text:p>
          </table:table-cell>
          <table:table-cell/>
          <table:table-cell office:value-type="float" office:value="2">
            <text:p>2</text:p>
          </table:table-cell>
          <table:table-cell table:formula="of:=[.H55]/[.H49]" office:value-type="float" office:value="0.285714285714286">
            <text:p>0,285714285714286</text:p>
          </table:table-cell>
          <table:table-cell table:formula="of:=[.I55]*100" office:value-type="float" office:value="28.5714285714286">
            <text:p>28,5714285714286</text:p>
          </table:table-cell>
          <table:table-cell office:value-type="float" office:value="25">
            <text:p>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9">09/12/2010</text:date>, <text:time>03:5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12-09T00:22:37</meta:creation-date>
    <dc:date>2010-12-09T03:56:56</dc:date>
    <dc:creator>Francisco Matelli</dc:creator>
    <meta:editing-duration>PT03H02M48S</meta:editing-duration>
    <meta:editing-cycles>9</meta:editing-cycles>
    <meta:generator>OpenOffice.org/3.2$Linux OpenOffice.org_project/320m12$Build-9483</meta:generator>
    <meta:document-statistic meta:table-count="3" meta:cell-count="257" meta:object-count="0"/>
  </office:meta>
</office:document-meta>
</file>